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38">
            <text:p>38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/>
          <table:table-cell table:style-name="ce10"/>
          <table:table-cell/>
          <table:table-cell office:value-type="float" office:value="31">
            <text:p>3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/>
          <table:table-cell table:style-name="ce10"/>
          <table:table-cell/>
          <table:table-cell office:value-type="float" office:value="39">
            <text:p>39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3" office:value-type="string">
            <text:p>A</text:p>
          </table:table-cell>
          <table:table-cell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4" office:value-type="string">
            <text:p>A</text:p>
          </table:table-cell>
          <table:table-cell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10"/>
          <table:table-cell/>
          <table:table-cell office:value-type="float" office:value="50">
            <text:p>5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/>
          <table:table-cell table:style-name="ce10"/>
          <table:table-cell/>
          <table:table-cell office:value-type="float" office:value="30">
            <text:p>3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10"/>
          <table:table-cell/>
          <table:table-cell office:value-type="float" office:value="45">
            <text:p>45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/>
          <table:table-cell table:style-name="ce10"/>
          <table:table-cell/>
          <table:table-cell office:value-type="float" office:value="43">
            <text:p>43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/>
          <table:table-cell table:style-name="ce10"/>
          <table:table-cell/>
          <table:table-cell office:value-type="float" office:value="47">
            <text:p>4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table:style-name="ce10"/>
          <table:table-cell/>
          <table:table-cell office:value-type="float" office:value="37">
            <text:p>3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/>
          <table:table-cell table:style-name="ce10"/>
          <table:table-cell/>
          <table:table-cell office:value-type="float" office:value="41">
            <text:p>4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10"/>
          <table:table-cell/>
          <table:table-cell office:value-type="float" office:value="21">
            <text:p>21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table:style-name="ce10"/>
          <table:table-cell/>
          <table:table-cell office:value-type="float" office:value="27">
            <text:p>27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/>
          <table:table-cell table:style-name="ce10"/>
          <table:table-cell/>
          <table:table-cell office:value-type="float" office:value="40">
            <text:p>40</text:p>
          </table:table-cell>
          <table:table-cell table:style-name="ce5" table:number-columns-repeated="2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11"/>
          <table:table-cell/>
          <table:table-cell office:value-type="float" office:value="39">
            <text:p>39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/>
          <table:table-cell table:style-name="ce11"/>
          <table:table-cell/>
          <table:table-cell office:value-type="float" office:value="38">
            <text:p>38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11"/>
          <table:table-cell/>
          <table:table-cell office:value-type="float" office:value="49">
            <text:p>49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11"/>
          <table:table-cell/>
          <table:table-cell office:value-type="float" office:value="33">
            <text:p>33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/>
          <table:table-cell table:style-name="ce11"/>
          <table:table-cell/>
          <table:table-cell office:value-type="float" office:value="45">
            <text:p>45</text:p>
          </table:table-cell>
          <table:table-cell table:number-columns-repeated="2"/>
          <table:table-cell table:style-name="ce11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number-columns-repeated="2"/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19" office:value-type="string">
            <text:p>Tristan</text:p>
          </table:table-cell>
          <table:table-cell table:style-name="ce15"/>
          <table:table-cell table:style-name="ce19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09:1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1T10:17:46</dc:date>
    <dc:creator>Gregory Kapfhammer</dc:creator>
    <meta:editing-duration>P28DT21H3M36S</meta:editing-duration>
    <meta:editing-cycles>231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53" meta:object-count="0"/>
  </office:meta>
</office:document-meta>
</file>